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8000001FCCE76AB5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0.533cm" svg:height="23.067cm" svg:x="2.5cm" svg:y="2.5cm">
          <draw:image xlink:href="Pictures/10000000000000E8000001FCCE76AB5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plotti plotti</meta:initial-creator>
    <meta:creation-date>2008-05-05T11:16:44</meta:creation-date>
    <dc:creator>plotti plotti</dc:creator>
    <dc:date>2008-05-19T14:15:33</dc:date>
    <meta:editing-cycles>4</meta:editing-cycles>
    <meta:editing-duration>PT1H42M10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